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 loext:decorative="false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6" style:family="graphic" style:parent-style-name="standard">
      <style:graphic-properties draw:stroke="none" draw:fill="none" draw:textarea-vertical-align="middle" fo:min-height="0.93cm" fo:min-width="2.54cm" fo:padding-top="0.035cm" fo:padding-bottom="0.035cm" fo:padding-left="0.035cm" fo:padding-right="0.035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67cm" fo:min-width="2.54cm" fo:padding-top="0.035cm" fo:padding-bottom="0.035cm" fo:padding-left="0.035cm" fo:padding-right="0.03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draw:fill="solid" draw:fill-color="#ffffff" draw:shadow="hidden" loext:decorative="false"/>
    </style:style>
    <style:style style:name="gr10" style:family="graphic" style:parent-style-name="standard">
      <style:graphic-properties draw:stroke="solid" svg:stroke-width="0.141cm" svg:stroke-color="#000000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11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858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2.108cm" fo:min-width="2.54cm" fo:padding-top="0.071cm" fo:padding-bottom="0.071cm" fo:padding-left="0.071cm" fo:padding-right="0.07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67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656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solid" svg:stroke-width="0cm" svg:stroke-color="#000000" svg:stroke-opacity="100%" draw:stroke-linejoin="round" svg:stroke-linecap="round" draw:fill="none" loext:decorative="false"/>
    </style:style>
    <style:style style:name="gr20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503cm" fo:min-width="2.5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2.273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43cm" fo:min-width="2.54cm" fo:padding-top="0.035cm" fo:padding-bottom="0.035cm" fo:padding-left="0.035cm" fo:padding-right="0.035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33cm" fo:min-width="2.54cm" fo:padding-top="0.035cm" fo:padding-bottom="0.035cm" fo:padding-left="0.035cm" fo:padding-right="0.035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555cm" fo:min-width="2.54cm" fo:padding-top="0.035cm" fo:padding-bottom="0.035cm" fo:padding-left="0.035cm" fo:padding-right="0.035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23cm" fo:min-width="2.54cm" fo:padding-top="0.035cm" fo:padding-bottom="0.035cm" fo:padding-left="0.035cm" fo:padding-right="0.035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.25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 style:font-name="Times New Roman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2" style:family="text">
      <style:text-properties fo:color="#000000" loext:opacity="100%"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3" style:family="text">
      <style:text-properties fo:color="#000000" loext:opacity="100%" style:font-name="Arial" fo:font-size="15pt" style:font-name-asian="Arial" style:font-size-asian="15pt" style:font-name-complex="Arial" style:font-size-complex="15pt"/>
    </style:style>
    <style:style style:name="T4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5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7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8" style:family="text">
      <style:text-properties fo:color="#000000" loext:opacity="100%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line draw:style-name="gr2" draw:text-style-name="P1" draw:layer="layout" svg:x1="2cm" svg:y1="58.899cm" svg:x2="2cm" svg:y2="0.5cm">
            <text:p/>
          </draw:line>
          <draw:frame draw:style-name="gr3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 draw:style-name="gr1">
          <draw:line draw:style-name="gr2" draw:text-style-name="P1" draw:layer="layout" svg:x1="2cm" svg:y1="58.9cm" svg:x2="83.6cm" svg:y2="58.9cm">
            <text:p/>
          </draw:line>
          <draw:frame draw:style-name="gr3" draw:text-style-name="P1" draw:layer="layout" svg:width="81.6cm" svg:height="1.007cm" svg:x="2cm" svg:y="58.397cm">
            <draw:text-box>
              <text:p/>
            </draw:text-box>
          </draw:frame>
        </draw:g>
        <draw:g draw:style-name="gr1">
          <draw:line draw:style-name="gr2" draw:text-style-name="P1" draw:layer="layout" svg:x1="2cm" svg:y1="0.5cm" svg:x2="83.6cm" svg:y2="0.5cm">
            <text:p/>
          </draw:line>
          <draw:frame draw:style-name="gr3" draw:text-style-name="P1" draw:layer="layout" svg:width="81.6cm" svg:height="1.007cm" svg:x="2cm" svg:y="-0.003cm">
            <draw:text-box>
              <text:p/>
            </draw:text-box>
          </draw:frame>
        </draw:g>
        <draw:g draw:style-name="gr1">
          <draw:line draw:style-name="gr2" draw:text-style-name="P1" draw:layer="layout" svg:x1="83.6cm" svg:y1="58.899cm" svg:x2="83.6cm" svg:y2="0.5cm">
            <text:p/>
          </draw:line>
          <draw:frame draw:style-name="gr3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506412.002 ПД</text:span></text:p>
          </draw:text-box>
        </draw:frame>
        <draw:line draw:style-name="gr5" draw:text-style-name="P1" draw:layer="layout" svg:x1="9cm" svg:y1="0.506cm" svg:x2="9cm" svg:y2="1.906cm">
          <text:p/>
        </draw:line>
        <draw:line draw:style-name="gr2" draw:text-style-name="P1" draw:layer="layout" svg:x1="2cm" svg:y1="1.906cm" svg:x2="8.999cm" svg:y2="1.906cm">
          <text:p/>
        </draw:line>
        <draw:frame draw:style-name="gr6" draw:text-style-name="P1" draw:layer="layout" svg:width="1cm" svg:height="1cm" svg:x="3.7cm" svg:y="5.4cm">
          <draw:text-box>
            <text:p text:style-name="P2"><text:span text:style-name="T2">A</text:span></text:p>
          </draw:text-box>
        </draw:frame>
        <draw:frame draw:style-name="gr6" draw:text-style-name="P1" draw:layer="layout" svg:width="1cm" svg:height="1cm" svg:x="3.7cm" svg:y="8.4cm">
          <draw:text-box>
            <text:p text:style-name="P2"><text:span text:style-name="T2">B</text:span></text:p>
          </draw:text-box>
        </draw:frame>
        <draw:frame draw:style-name="gr6" draw:text-style-name="P1" draw:layer="layout" svg:width="1cm" svg:height="1cm" svg:x="3.7cm" svg:y="11.4cm">
          <draw:text-box>
            <text:p text:style-name="P2"><text:span text:style-name="T2">C</text:span></text:p>
          </draw:text-box>
        </draw:frame>
        <draw:frame draw:style-name="gr6" draw:text-style-name="P1" draw:layer="layout" svg:width="1cm" svg:height="1cm" svg:x="3.7cm" svg:y="14.4cm">
          <draw:text-box>
            <text:p text:style-name="P2"><text:span text:style-name="T2">D</text:span></text:p>
          </draw:text-box>
        </draw:frame>
        <draw:frame draw:style-name="gr6" draw:text-style-name="P1" draw:layer="layout" svg:width="1cm" svg:height="1cm" svg:x="3.7cm" svg:y="17.4cm">
          <draw:text-box>
            <text:p text:style-name="P2"><text:span text:style-name="T2">E</text:span></text:p>
          </draw:text-box>
        </draw:frame>
        <draw:frame draw:style-name="gr6" draw:text-style-name="P1" draw:layer="layout" svg:width="1cm" svg:height="1cm" svg:x="3.7cm" svg:y="20.4cm">
          <draw:text-box>
            <text:p text:style-name="P2"><text:span text:style-name="T2">F</text:span></text:p>
          </draw:text-box>
        </draw:frame>
        <draw:frame draw:style-name="gr6" draw:text-style-name="P1" draw:layer="layout" svg:width="1cm" svg:height="1cm" svg:x="3.7cm" svg:y="23.4cm">
          <draw:text-box>
            <text:p text:style-name="P2"><text:span text:style-name="T2">G</text:span></text:p>
          </draw:text-box>
        </draw:frame>
        <draw:frame draw:style-name="gr6" draw:text-style-name="P1" draw:layer="layout" svg:width="1cm" svg:height="1cm" svg:x="3.7cm" svg:y="26.4cm">
          <draw:text-box>
            <text:p text:style-name="P2"><text:span text:style-name="T2">H</text:span></text:p>
          </draw:text-box>
        </draw:frame>
        <draw:frame draw:style-name="gr6" draw:text-style-name="P1" draw:layer="layout" svg:width="1cm" svg:height="1cm" svg:x="3.7cm" svg:y="29.4cm">
          <draw:text-box>
            <text:p text:style-name="P2"><text:span text:style-name="T2">I</text:span></text:p>
          </draw:text-box>
        </draw:frame>
        <draw:frame draw:style-name="gr6" draw:text-style-name="P1" draw:layer="layout" svg:width="1cm" svg:height="1cm" svg:x="3.7cm" svg:y="32.4cm">
          <draw:text-box>
            <text:p text:style-name="P2"><text:span text:style-name="T2">J</text:span></text:p>
          </draw:text-box>
        </draw:frame>
        <draw:frame draw:style-name="gr6" draw:text-style-name="P1" draw:layer="layout" svg:width="1cm" svg:height="1cm" svg:x="3.7cm" svg:y="35.4cm">
          <draw:text-box>
            <text:p text:style-name="P2"><text:span text:style-name="T2">K</text:span></text:p>
          </draw:text-box>
        </draw:frame>
        <draw:frame draw:style-name="gr6" draw:text-style-name="P1" draw:layer="layout" svg:width="1cm" svg:height="1cm" svg:x="3.7cm" svg:y="38.4cm">
          <draw:text-box>
            <text:p text:style-name="P2"><text:span text:style-name="T2">L</text:span></text:p>
          </draw:text-box>
        </draw:frame>
        <draw:frame draw:style-name="gr6" draw:text-style-name="P1" draw:layer="layout" svg:width="1cm" svg:height="1cm" svg:x="3.7cm" svg:y="41.4cm">
          <draw:text-box>
            <text:p text:style-name="P2"><text:span text:style-name="T2">M</text:span></text:p>
          </draw:text-box>
        </draw:frame>
        <draw:g draw:style-name="gr1">
          <draw:line draw:style-name="gr2" draw:text-style-name="P1" draw:layer="layout" svg:x1="3.5cm" svg:y1="4.4cm" svg:x2="3.5cm" svg:y2="58.399cm">
            <text:p/>
          </draw:line>
          <draw:frame draw:style-name="gr3" draw:text-style-name="P1" draw:layer="layout" svg:width="54cm" svg:height="1.007cm" draw:transform="rotate (-1.5707963267949) translate (4.003cm 4.4cm)">
            <draw:text-box>
              <text:p/>
            </draw:text-box>
          </draw:frame>
        </draw:g>
        <draw:line draw:style-name="gr2" draw:text-style-name="P1" draw:layer="layout" svg:x1="3.5cm" svg:y1="25.4cm" svg:x2="3.799cm" svg:y2="25.4cm">
          <text:p/>
        </draw:line>
        <draw:line draw:style-name="gr2" draw:text-style-name="P1" draw:layer="layout" svg:x1="3.5cm" svg:y1="28.4cm" svg:x2="3.799cm" svg:y2="28.4cm">
          <text:p/>
        </draw:line>
        <draw:line draw:style-name="gr2" draw:text-style-name="P1" draw:layer="layout" svg:x1="3.5cm" svg:y1="31.4cm" svg:x2="3.799cm" svg:y2="31.4cm">
          <text:p/>
        </draw:line>
        <draw:line draw:style-name="gr2" draw:text-style-name="P1" draw:layer="layout" svg:x1="3.5cm" svg:y1="34.4cm" svg:x2="3.799cm" svg:y2="34.4cm">
          <text:p/>
        </draw:line>
        <draw:line draw:style-name="gr2" draw:text-style-name="P1" draw:layer="layout" svg:x1="3.5cm" svg:y1="40.4cm" svg:x2="3.799cm" svg:y2="40.4cm">
          <text:p/>
        </draw:line>
        <draw:line draw:style-name="gr2" draw:text-style-name="P1" draw:layer="layout" svg:x1="3.5cm" svg:y1="43.4cm" svg:x2="3.799cm" svg:y2="43.4cm">
          <text:p/>
        </draw:line>
        <draw:line draw:style-name="gr2" draw:text-style-name="P1" draw:layer="layout" svg:x1="3.5cm" svg:y1="46.4cm" svg:x2="3.799cm" svg:y2="46.4cm">
          <text:p/>
        </draw:line>
        <draw:line draw:style-name="gr2" draw:text-style-name="P1" draw:layer="layout" svg:x1="3.5cm" svg:y1="52.4cm" svg:x2="3.799cm" svg:y2="52.4cm">
          <text:p/>
        </draw:line>
        <draw:line draw:style-name="gr2" draw:text-style-name="P1" draw:layer="layout" svg:x1="3.5cm" svg:y1="55.4cm" svg:x2="3.799cm" svg:y2="55.4cm">
          <text:p/>
        </draw:line>
        <draw:line draw:style-name="gr2" draw:text-style-name="P1" draw:layer="layout" svg:x1="3.5cm" svg:y1="19.4cm" svg:x2="3.799cm" svg:y2="19.4cm">
          <text:p/>
        </draw:line>
        <draw:line draw:style-name="gr2" draw:text-style-name="P1" draw:layer="layout" svg:x1="3.5cm" svg:y1="22.4cm" svg:x2="3.799cm" svg:y2="22.4cm">
          <text:p/>
        </draw:line>
        <draw:line draw:style-name="gr2" draw:text-style-name="P1" draw:layer="layout" svg:x1="3.5cm" svg:y1="37.4cm" svg:x2="3.799cm" svg:y2="37.4cm">
          <text:p/>
        </draw:line>
        <draw:line draw:style-name="gr2" draw:text-style-name="P1" draw:layer="layout" svg:x1="3.5cm" svg:y1="49.4cm" svg:x2="3.799cm" svg:y2="49.4cm">
          <text:p/>
        </draw:line>
        <draw:frame draw:style-name="gr6" draw:text-style-name="P1" draw:layer="layout" svg:width="1cm" svg:height="1cm" svg:x="3.7cm" svg:y="44.4cm">
          <draw:text-box>
            <text:p text:style-name="P2"><text:span text:style-name="T2">N</text:span></text:p>
          </draw:text-box>
        </draw:frame>
        <draw:frame draw:style-name="gr6" draw:text-style-name="P1" draw:layer="layout" svg:width="1cm" svg:height="1cm" svg:x="3.7cm" svg:y="47.4cm">
          <draw:text-box>
            <text:p text:style-name="P2"><text:span text:style-name="T2">O</text:span></text:p>
          </draw:text-box>
        </draw:frame>
        <draw:frame draw:style-name="gr6" draw:text-style-name="P1" draw:layer="layout" svg:width="1cm" svg:height="1cm" svg:x="3.7cm" svg:y="50.4cm">
          <draw:text-box>
            <text:p text:style-name="P2"><text:span text:style-name="T2">P</text:span></text:p>
          </draw:text-box>
        </draw:frame>
        <draw:frame draw:style-name="gr6" draw:text-style-name="P1" draw:layer="layout" svg:width="1cm" svg:height="1cm" svg:x="3.7cm" svg:y="53.4cm">
          <draw:text-box>
            <text:p text:style-name="P2"><text:span text:style-name="T2">Q</text:span></text:p>
          </draw:text-box>
        </draw:frame>
        <draw:line draw:style-name="gr2" draw:text-style-name="P1" draw:layer="layout" svg:x1="3.5cm" svg:y1="7.4cm" svg:x2="3.799cm" svg:y2="7.4cm">
          <text:p/>
        </draw:line>
        <draw:line draw:style-name="gr2" draw:text-style-name="P1" draw:layer="layout" svg:x1="3.5cm" svg:y1="10.4cm" svg:x2="3.799cm" svg:y2="10.4cm">
          <text:p/>
        </draw:line>
        <draw:line draw:style-name="gr2" draw:text-style-name="P1" draw:layer="layout" svg:x1="3.5cm" svg:y1="13.4cm" svg:x2="3.799cm" svg:y2="13.4cm">
          <text:p/>
        </draw:line>
        <draw:line draw:style-name="gr2" draw:text-style-name="P1" draw:layer="layout" svg:x1="3.5cm" svg:y1="16.4cm" svg:x2="3.799cm" svg:y2="16.4cm">
          <text:p/>
        </draw:line>
        <draw:line draw:style-name="gr2" draw:text-style-name="P1" draw:layer="layout" svg:x1="3.5cm" svg:y1="58.4cm" svg:x2="3.799cm" svg:y2="58.4cm">
          <text:p/>
        </draw:line>
        <draw:frame draw:style-name="gr6" draw:text-style-name="P1" draw:layer="layout" svg:width="1cm" svg:height="1cm" svg:x="3.7cm" svg:y="56.4cm">
          <draw:text-box>
            <text:p text:style-name="P2"><text:span text:style-name="T2">R</text:span></text:p>
          </draw:text-box>
        </draw:frame>
        <draw:line draw:style-name="gr2" draw:text-style-name="P1" draw:layer="layout" svg:x1="3.5cm" svg:y1="4.4cm" svg:x2="3.799cm" svg:y2="4.4cm">
          <text:p/>
        </draw:line>
        <draw:frame draw:style-name="gr7" draw:text-style-name="P1" draw:layer="layout" svg:width="3cm" svg:height="0.737cm" svg:x="5.3cm" svg:y="3.731cm">
          <draw:text-box>
            <text:p text:style-name="P2"><text:span text:style-name="T2">01</text:span></text:p>
          </draw:text-box>
        </draw:frame>
        <draw:frame draw:style-name="gr7" draw:text-style-name="P1" draw:layer="layout" svg:width="3cm" svg:height="0.737cm" svg:x="9.8cm" svg:y="3.731cm">
          <draw:text-box>
            <text:p text:style-name="P2"><text:span text:style-name="T2">02</text:span></text:p>
          </draw:text-box>
        </draw:frame>
        <draw:frame draw:style-name="gr7" draw:text-style-name="P1" draw:layer="layout" svg:width="3cm" svg:height="0.737cm" svg:x="14.3cm" svg:y="3.731cm">
          <draw:text-box>
            <text:p text:style-name="P2"><text:span text:style-name="T2">03</text:span></text:p>
          </draw:text-box>
        </draw:frame>
        <draw:frame draw:style-name="gr7" draw:text-style-name="P1" draw:layer="layout" svg:width="3cm" svg:height="0.737cm" svg:x="18.8cm" svg:y="3.731cm">
          <draw:text-box>
            <text:p text:style-name="P2"><text:span text:style-name="T2">04</text:span></text:p>
          </draw:text-box>
        </draw:frame>
        <draw:frame draw:style-name="gr7" draw:text-style-name="P1" draw:layer="layout" svg:width="3cm" svg:height="0.737cm" svg:x="23.3cm" svg:y="3.731cm">
          <draw:text-box>
            <text:p text:style-name="P2"><text:span text:style-name="T2">05</text:span></text:p>
          </draw:text-box>
        </draw:frame>
        <draw:frame draw:style-name="gr7" draw:text-style-name="P1" draw:layer="layout" svg:width="3cm" svg:height="0.737cm" svg:x="27.8cm" svg:y="3.731cm">
          <draw:text-box>
            <text:p text:style-name="P2"><text:span text:style-name="T2">06</text:span></text:p>
          </draw:text-box>
        </draw:frame>
        <draw:frame draw:style-name="gr7" draw:text-style-name="P1" draw:layer="layout" svg:width="3cm" svg:height="0.737cm" svg:x="32.3cm" svg:y="3.731cm">
          <draw:text-box>
            <text:p text:style-name="P2"><text:span text:style-name="T2">07</text:span></text:p>
          </draw:text-box>
        </draw:frame>
        <draw:frame draw:style-name="gr7" draw:text-style-name="P1" draw:layer="layout" svg:width="3cm" svg:height="0.737cm" svg:x="36.8cm" svg:y="3.731cm">
          <draw:text-box>
            <text:p text:style-name="P2"><text:span text:style-name="T2">08</text:span></text:p>
          </draw:text-box>
        </draw:frame>
        <draw:frame draw:style-name="gr7" draw:text-style-name="P1" draw:layer="layout" svg:width="3cm" svg:height="0.737cm" svg:x="41.3cm" svg:y="3.731cm">
          <draw:text-box>
            <text:p text:style-name="P2"><text:span text:style-name="T2">09</text:span></text:p>
          </draw:text-box>
        </draw:frame>
        <draw:frame draw:style-name="gr7" draw:text-style-name="P1" draw:layer="layout" svg:width="3cm" svg:height="0.737cm" svg:x="45.8cm" svg:y="3.731cm">
          <draw:text-box>
            <text:p text:style-name="P2"><text:span text:style-name="T2">10</text:span></text:p>
          </draw:text-box>
        </draw:frame>
        <draw:frame draw:style-name="gr7" draw:text-style-name="P1" draw:layer="layout" svg:width="3cm" svg:height="0.737cm" svg:x="68.3cm" svg:y="3.731cm">
          <draw:text-box>
            <text:p text:style-name="P2"><text:span text:style-name="T2">15</text:span></text:p>
          </draw:text-box>
        </draw:frame>
        <draw:frame draw:style-name="gr7" draw:text-style-name="P1" draw:layer="layout" svg:width="3cm" svg:height="0.737cm" svg:x="72.8cm" svg:y="3.781cm">
          <draw:text-box>
            <text:p text:style-name="P2"><text:span text:style-name="T2">16</text:span></text:p>
          </draw:text-box>
        </draw:frame>
        <draw:g draw:style-name="gr1">
          <draw:line draw:style-name="gr2" draw:text-style-name="P1" draw:layer="layout" svg:x1="4.5cm" svg:y1="3.4cm" svg:x2="80.999cm" svg:y2="3.4cm">
            <text:p/>
          </draw:line>
          <draw:frame draw:style-name="gr3" draw:text-style-name="P1" draw:layer="layout" svg:width="76.5cm" svg:height="1.007cm" svg:x="4.5cm" svg:y="2.897cm">
            <draw:text-box>
              <text:p/>
            </draw:text-box>
          </draw:frame>
        </draw:g>
        <draw:line draw:style-name="gr2" draw:text-style-name="P1" draw:layer="layout" svg:x1="4.5cm" svg:y1="3.4cm" svg:x2="4.5cm" svg:y2="3.7cm">
          <text:p/>
        </draw:line>
        <draw:line draw:style-name="gr2" draw:text-style-name="P1" draw:layer="layout" svg:x1="13.5cm" svg:y1="3.4cm" svg:x2="13.5cm" svg:y2="3.7cm">
          <text:p/>
        </draw:line>
        <draw:line draw:style-name="gr2" draw:text-style-name="P1" draw:layer="layout" svg:x1="18cm" svg:y1="3.4cm" svg:x2="18cm" svg:y2="3.649cm">
          <text:p/>
        </draw:line>
        <draw:line draw:style-name="gr2" draw:text-style-name="P1" draw:layer="layout" svg:x1="27cm" svg:y1="3.4cm" svg:x2="27cm" svg:y2="3.649cm">
          <text:p/>
        </draw:line>
        <draw:line draw:style-name="gr2" draw:text-style-name="P1" draw:layer="layout" svg:x1="31.5cm" svg:y1="3.4cm" svg:x2="31.5cm" svg:y2="3.649cm">
          <text:p/>
        </draw:line>
        <draw:line draw:style-name="gr2" draw:text-style-name="P1" draw:layer="layout" svg:x1="36cm" svg:y1="3.4cm" svg:x2="36cm" svg:y2="3.649cm">
          <text:p/>
        </draw:line>
        <draw:line draw:style-name="gr2" draw:text-style-name="P1" draw:layer="layout" svg:x1="40.5cm" svg:y1="3.4cm" svg:x2="40.5cm" svg:y2="3.649cm">
          <text:p/>
        </draw:line>
        <draw:line draw:style-name="gr2" draw:text-style-name="P1" draw:layer="layout" svg:x1="58.5cm" svg:y1="3.4cm" svg:x2="58.5cm" svg:y2="3.649cm">
          <text:p/>
        </draw:line>
        <draw:line draw:style-name="gr2" draw:text-style-name="P1" draw:layer="layout" svg:x1="67.5cm" svg:y1="3.4cm" svg:x2="67.5cm" svg:y2="3.649cm">
          <text:p/>
        </draw:line>
        <draw:g draw:style-name="gr1">
          <draw:line draw:style-name="gr2" draw:text-style-name="P1" draw:layer="layout" svg:x1="72cm" svg:y1="3.4cm" svg:x2="72cm" svg:y2="3.649cm">
            <text:p/>
          </draw:line>
          <draw:frame draw:style-name="gr3" draw:text-style-name="P1" draw:layer="layout" svg:width="0.25cm" svg:height="1.007cm" draw:transform="rotate (-1.5707963267949) translate (72.503cm 3.4cm)">
            <draw:text-box>
              <text:p/>
            </draw:text-box>
          </draw:frame>
        </draw:g>
        <draw:g draw:style-name="gr1">
          <draw:line draw:style-name="gr2" draw:text-style-name="P1" draw:layer="layout" svg:x1="76.5cm" svg:y1="3.4cm" svg:x2="76.5cm" svg:y2="3.649cm">
            <text:p/>
          </draw:line>
          <draw:frame draw:style-name="gr3" draw:text-style-name="P1" draw:layer="layout" svg:width="0.25cm" svg:height="1.007cm" draw:transform="rotate (-1.5707963267949) translate (77.003cm 3.4cm)">
            <draw:text-box>
              <text:p/>
            </draw:text-box>
          </draw:frame>
        </draw:g>
        <draw:line draw:style-name="gr2" draw:text-style-name="P1" draw:layer="layout" svg:x1="49.5cm" svg:y1="3.4cm" svg:x2="49.5cm" svg:y2="3.649cm">
          <text:p/>
        </draw:line>
        <draw:line draw:style-name="gr2" draw:text-style-name="P1" draw:layer="layout" svg:x1="54cm" svg:y1="3.4cm" svg:x2="54cm" svg:y2="3.649cm">
          <text:p/>
        </draw:line>
        <draw:line draw:style-name="gr2" draw:text-style-name="P1" draw:layer="layout" svg:x1="63cm" svg:y1="3.4cm" svg:x2="63cm" svg:y2="3.649cm">
          <text:p/>
        </draw:line>
        <draw:frame draw:style-name="gr7" draw:text-style-name="P1" draw:layer="layout" svg:width="3cm" svg:height="0.737cm" svg:x="50.3cm" svg:y="3.731cm">
          <draw:text-box>
            <text:p text:style-name="P2"><text:span text:style-name="T2">11</text:span></text:p>
          </draw:text-box>
        </draw:frame>
        <draw:frame draw:style-name="gr7" draw:text-style-name="P1" draw:layer="layout" svg:width="3cm" svg:height="0.737cm" svg:x="54.8cm" svg:y="3.731cm">
          <draw:text-box>
            <text:p text:style-name="P2"><text:span text:style-name="T2">12</text:span></text:p>
          </draw:text-box>
        </draw:frame>
        <draw:frame draw:style-name="gr7" draw:text-style-name="P1" draw:layer="layout" svg:width="3cm" svg:height="0.737cm" svg:x="59.3cm" svg:y="3.731cm">
          <draw:text-box>
            <text:p text:style-name="P2"><text:span text:style-name="T2">13</text:span></text:p>
          </draw:text-box>
        </draw:frame>
        <draw:frame draw:style-name="gr7" draw:text-style-name="P1" draw:layer="layout" svg:width="3cm" svg:height="0.737cm" svg:x="63.8cm" svg:y="3.731cm">
          <draw:text-box>
            <text:p text:style-name="P2"><text:span text:style-name="T2">14</text:span></text:p>
          </draw:text-box>
        </draw:frame>
        <draw:line draw:style-name="gr2" draw:text-style-name="P1" draw:layer="layout" svg:x1="9cm" svg:y1="3.4cm" svg:x2="9cm" svg:y2="3.649cm">
          <text:p/>
        </draw:line>
        <draw:g draw:style-name="gr1">
          <draw:line draw:style-name="gr2" draw:text-style-name="P1" draw:layer="layout" svg:x1="81cm" svg:y1="3.4cm" svg:x2="81cm" svg:y2="3.7cm">
            <text:p/>
          </draw:line>
          <draw:frame draw:style-name="gr3" draw:text-style-name="P1" draw:layer="layout" svg:width="0.3cm" svg:height="1.007cm" draw:transform="rotate (-1.5707963267949) translate (81.503cm 3.4cm)">
            <draw:text-box>
              <text:p/>
            </draw:text-box>
          </draw:frame>
        </draw:g>
        <draw:frame draw:style-name="gr7" draw:text-style-name="P1" draw:layer="layout" svg:width="3cm" svg:height="0.737cm" svg:x="77.3cm" svg:y="3.781cm">
          <draw:text-box>
            <text:p text:style-name="P2"><text:span text:style-name="T2">17</text:span></text:p>
          </draw:text-box>
        </draw:frame>
        <draw:line draw:style-name="gr2" draw:text-style-name="P1" draw:layer="layout" svg:x1="22.5cm" svg:y1="3.4cm" svg:x2="22.5cm" svg:y2="3.7cm">
          <text:p/>
        </draw:line>
        <draw:line draw:style-name="gr2" draw:text-style-name="P1" draw:layer="layout" svg:x1="45cm" svg:y1="3.4cm" svg:x2="45cm" svg:y2="3.649cm">
          <text:p/>
        </draw:line>
        <draw:g draw:style-name="gr8">
          <draw:g draw:style-name="gr1">
            <draw:path draw:style-name="gr9" draw:text-style-name="P3" draw:layer="layout" svg:width="4.5cm" svg:height="1.5cm" svg:x="13.5cm" svg:y="4.4cm" svg:viewBox="0 0 4501 1501" svg:d="M750 1501h3001c131 0 261-35 375-101 114-65 209-160 274-274 66-114 101-244 101-376 0-131-35-261-101-375-65-114-160-209-274-274-114-66-244-101-375-101h-3001c-131 0-261 35-375 101-114 65-209 160-274 274-66 114-101 244-101 376 0 131 35 261 101 375 65 114 160 209 274 274 114 66 244 101 375 101z">
              <text:p/>
            </draw:path>
            <draw:path draw:style-name="gr10" draw:text-style-name="P1" draw:layer="layout" svg:width="4.5cm" svg:height="1.5cm" svg:x="13.5cm" svg:y="4.4cm" svg:viewBox="0 0 4501 1501" svg:d="M750 1501h3001c131 0 261-35 375-101 114-65 209-160 274-274 66-114 101-244 101-376 0-131-35-261-101-375-65-114-160-209-274-274-114-66-244-101-375-101h-3001c-131 0-261 35-375 101-114 65-209 160-274 274-66 114-101 244-101 376 0 131 35 261 101 375 65 114 160 209 274 274 114 66 244 101 375 101z">
              <text:p/>
            </draw:path>
          </draw:g>
          <draw:frame draw:style-name="gr11" draw:text-style-name="P1" draw:layer="layout" svg:width="4.5cm" svg:height="1.5cm" svg:x="13.5cm" svg:y="4.4cm">
            <draw:text-box>
              <text:p text:style-name="P2"><text:span text:style-name="T3">Начало</text:span></text:p>
            </draw:text-box>
          </draw:frame>
        </draw:g>
        <draw:g draw:style-name="gr8">
          <draw:g draw:style-name="gr1">
            <draw:path draw:style-name="gr9" draw:text-style-name="P3" draw:layer="layout" svg:width="4.498cm" svg:height="1.5cm" svg:x="67.5cm" svg:y="20.9cm" svg:viewBox="0 0 4499 1501" svg:d="M749 1501h3001c131 0 261-35 375-101 114-65 208-160 274-274s100-244 100-376c0-131-34-261-100-375s-160-209-274-274c-114-66-244-101-375-101h-3001c-131 0-261 35-375 101-114 65-208 160-274 274s-100 244-100 376c0 131 34 261 100 375s160 209 274 274c114 66 244 101 375 101z">
              <text:p/>
            </draw:path>
            <draw:path draw:style-name="gr10" draw:text-style-name="P1" draw:layer="layout" svg:width="4.498cm" svg:height="1.5cm" svg:x="67.5cm" svg:y="20.9cm" svg:viewBox="0 0 4499 1501" svg:d="M749 1501h3001c131 0 261-35 375-101 114-65 208-160 274-274s100-244 100-376c0-131-34-261-100-375s-160-209-274-274c-114-66-244-101-375-101h-3001c-131 0-261 35-375 101-114 65-208 160-274 274s-100 244-100 376c0 131 34 261 100 375s160 209 274 274c114 66 244 101 375 101z">
              <text:p/>
            </draw:path>
          </draw:g>
          <draw:frame draw:style-name="gr11" draw:text-style-name="P1" draw:layer="layout" svg:width="4.5cm" svg:height="1.5cm" svg:x="67.5cm" svg:y="20.9cm">
            <draw:text-box>
              <text:p text:style-name="P2"><text:span text:style-name="T4">Конец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67.5cm" svg:y="13.4cm" svg:viewBox="0 0 4501 3001" draw:points="0,0 4501,0 4501,2501 4001,3001 500,3001 0,2501">
              <text:p/>
            </draw:polygon>
            <draw:polygon draw:style-name="gr10" draw:text-style-name="P1" draw:layer="layout" svg:width="4.5cm" svg:height="3cm" svg:x="67.5cm" svg:y="13.4cm" svg:viewBox="0 0 4501 3001" draw:points="0,0 4501,0 4501,2501 4001,3001 500,3001 0,2501">
              <text:p/>
            </draw:polygon>
          </draw:g>
          <draw:frame draw:style-name="gr12" draw:text-style-name="P1" draw:layer="layout" svg:width="4.5cm" svg:height="3cm" svg:x="67.5cm" svg:y="13.4cm">
            <draw:text-box>
              <text:p text:style-name="P2"><text:span text:style-name="T4">Действия пользователя</text:span></text:p>
            </draw:text-box>
          </draw:frame>
        </draw:g>
        <draw:g draw:style-name="gr8">
          <draw:g draw:style-name="gr1">
            <draw:path draw:style-name="gr9" draw:text-style-name="P3" draw:layer="layout" svg:width="1cm" svg:height="1.022cm" svg:x="64.794cm" svg:y="17.4cm" svg:viewBox="0 0 1001 1023" svg:d="M1 500c0-87 23-173 67-250 44-76 107-139 183-183 76-43 162-67 250-67s174 24 250 67c76 44 139 107 183 183 44 77 67 163 67 250 0 8 0 15 0 23 0 88-23 174-67 250-43 76-107 139-183 183s-162 67-250 67-174-23-250-67-140-107-183-183c-44-76-68-162-68-250 0-8 1-15 1-23z">
              <text:p/>
            </draw:path>
            <draw:path draw:style-name="gr10" draw:text-style-name="P1" draw:layer="layout" svg:width="1cm" svg:height="1.022cm" svg:x="64.794cm" svg:y="17.4cm" svg:viewBox="0 0 1001 1023" svg:d="M1 500c0-87 23-173 67-250 44-76 107-139 183-183 76-43 162-67 250-67s174 24 250 67c76 44 139 107 183 183 44 77 67 163 67 250 0 8 0 15 0 23 0 88-23 174-67 250-43 76-107 139-183 183s-162 67-250 67-174-23-250-67-140-107-183-183c-44-76-68-162-68-250 0-8 1-15 1-23z">
              <text:p/>
            </draw:path>
          </draw:g>
          <draw:frame draw:style-name="gr13" draw:text-style-name="P1" draw:layer="layout" svg:width="1cm" svg:height="1cm" svg:x="64.794cm" svg:y="17.4cm">
            <draw:text-box>
              <text:p text:style-name="P2"><text:span text:style-name="T4">1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13.5cm" svg:y="28.4cm" svg:viewBox="0 0 4501 3001" draw:points="0,1500 2250,0 4501,1500 2250,3001">
              <text:p/>
            </draw:polygon>
            <draw:polygon draw:style-name="gr10" draw:text-style-name="P1" draw:layer="layout" svg:width="4.5cm" svg:height="3cm" svg:x="13.5cm" svg:y="28.4cm" svg:viewBox="0 0 4501 3001" draw:points="0,1500 2250,0 4501,1500 2250,3001">
              <text:p/>
            </draw:polygon>
          </draw:g>
          <draw:frame draw:style-name="gr14" draw:text-style-name="P1" draw:layer="layout" svg:width="3.75cm" svg:height="2.25cm" svg:x="13.875cm" svg:y="28.775cm">
            <draw:text-box>
              <text:p text:style-name="P2"><text:span text:style-name="T4">Проверка роли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13.5cm" svg:y="10.4cm" svg:viewBox="0 0 4501 3001" draw:points="0,3001 4501,3001 4501,0 0,0">
              <text:p/>
            </draw:polygon>
            <draw:polygon draw:style-name="gr10" draw:text-style-name="P1" draw:layer="layout" svg:width="4.5cm" svg:height="3cm" svg:x="13.5cm" svg:y="10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13.5cm" svg:y="10.4cm">
            <draw:text-box>
              <text:p text:style-name="P2"><text:span text:style-name="T4">Авторизация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13.5cm" svg:y="22.4cm" svg:viewBox="0 0 4501 3001" draw:points="0,3001 4501,3001 4501,499 4001,0 499,0 0,499">
              <text:p/>
            </draw:polygon>
            <draw:polygon draw:style-name="gr10" draw:text-style-name="P1" draw:layer="layout" svg:width="4.5cm" svg:height="3cm" svg:x="13.5cm" svg:y="22.4cm" svg:viewBox="0 0 4501 3001" draw:points="0,3001 4501,3001 4501,499 4001,0 499,0 0,499">
              <text:p/>
            </draw:polygon>
          </draw:g>
          <draw:frame draw:style-name="gr12" draw:text-style-name="P1" draw:layer="layout" svg:width="4.5cm" svg:height="3cm" svg:x="13.5cm" svg:y="22.4cm">
            <draw:text-box>
              <text:p text:style-name="P2"><text:span text:style-name="T4">Действия пользователя</text:span></text:p>
              <text:p text:style-name="P2"><text:span text:style-name="T4">Пока не выполнен выход из системы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13.5cm" svg:y="16.4cm" svg:viewBox="0 0 4501 3001" draw:points="0,1501 2250,0 4501,1501 2250,3001">
              <text:p/>
            </draw:polygon>
            <draw:polygon draw:style-name="gr10" draw:text-style-name="P1" draw:layer="layout" svg:width="4.5cm" svg:height="3cm" svg:x="13.5cm" svg:y="16.4cm" svg:viewBox="0 0 4501 3001" draw:points="0,1501 2250,0 4501,1501 2250,3001">
              <text:p/>
            </draw:polygon>
          </draw:g>
          <draw:frame draw:style-name="gr14" draw:text-style-name="P1" draw:layer="layout" svg:width="3.75cm" svg:height="2.25cm" svg:x="13.875cm" svg:y="16.775cm">
            <draw:text-box>
              <text:p text:style-name="P2"><text:span text:style-name="T4">Успешно?</text:span></text:p>
            </draw:text-box>
          </draw:frame>
        </draw:g>
        <draw:g draw:style-name="gr8">
          <draw:g draw:style-name="gr1">
            <draw:path draw:style-name="gr9" draw:text-style-name="P3" draw:layer="layout" svg:width="1cm" svg:height="1cm" svg:x="24.2cm" svg:y="17.4cm" svg:viewBox="0 0 1001 1001" svg:d="M0 501c0-88 23-174 67-250s107-140 183-183c76-44 163-68 250-68 88 0 175 24 251 68 76 43 139 107 183 183s67 162 67 250-23 174-67 250-107 140-183 183c-76 44-163 67-250 67-88 0-175-23-251-67-76-43-139-107-183-183s-67-162-67-250z">
              <text:p/>
            </draw:path>
            <draw:path draw:style-name="gr10" draw:text-style-name="P1" draw:layer="layout" svg:width="1cm" svg:height="1cm" svg:x="24.2cm" svg:y="17.4cm" svg:viewBox="0 0 1001 1001" svg:d="M0 501c0-88 23-174 67-250s107-140 183-183c76-44 163-68 250-68 88 0 175 24 251 68 76 43 139 107 183 183s67 162 67 250-23 174-67 250-107 140-183 183c-76 44-163 67-250 67-88 0-175-23-251-67-76-43-139-107-183-183s-67-162-67-250z">
              <text:p/>
            </draw:path>
          </draw:g>
          <draw:frame draw:style-name="gr13" draw:text-style-name="P1" draw:layer="layout" svg:width="1cm" svg:height="1cm" svg:x="24.2cm" svg:y="17.4cm">
            <draw:text-box>
              <text:p text:style-name="P2"><text:span text:style-name="T4">1</text:span></text:p>
            </draw:text-box>
          </draw:frame>
        </draw:g>
        <draw:frame draw:style-name="gr15" draw:text-style-name="P1" draw:layer="layout" svg:width="1.75cm" svg:height="0.949cm" svg:x="18cm" svg:y="17.073cm">
          <draw:text-box>
            <text:p text:style-name="P2"><text:span text:style-name="T4">Нет</text:span></text:p>
          </draw:text-box>
        </draw:frame>
        <draw:line draw:style-name="gr10" draw:text-style-name="P1" draw:layer="layout" svg:x1="15.75cm" svg:y1="5.9cm" svg:x2="15.75cm" svg:y2="10.399cm">
          <text:p/>
        </draw:line>
        <draw:frame draw:style-name="gr15" draw:text-style-name="P1" draw:layer="layout" svg:width="1.5cm" svg:height="0.949cm" svg:x="15.75cm" svg:y="19.572cm">
          <draw:text-box>
            <text:p text:style-name="P2"><text:span text:style-name="T4">Да</text:span></text:p>
          </draw:text-box>
        </draw:frame>
        <draw:line draw:style-name="gr10" draw:text-style-name="P1" draw:layer="layout" svg:x1="15.75cm" svg:y1="19.4cm" svg:x2="15.75cm" svg:y2="22.4cm">
          <text:p/>
        </draw:line>
        <draw:line draw:style-name="gr10" draw:text-style-name="P1" draw:layer="layout" svg:x1="15.75cm" svg:y1="13.4cm" svg:x2="15.75cm" svg:y2="16.4cm">
          <text:p/>
        </draw:line>
        <draw:line draw:style-name="gr10" draw:text-style-name="P1" draw:layer="layout" svg:x1="15.75cm" svg:y1="25.4cm" svg:x2="15.75cm" svg:y2="28.4cm">
          <text:p/>
        </draw:line>
        <draw:line draw:style-name="gr10" draw:text-style-name="P1" draw:layer="layout" svg:x1="11.25cm" svg:y1="32.9cm" svg:x2="20.25cm" svg:y2="32.9cm">
          <text:p/>
        </draw:line>
        <draw:frame draw:style-name="gr16" draw:text-style-name="P1" draw:layer="layout" svg:width="4cm" svg:height="1cm" svg:x="11cm" svg:y="31.9cm">
          <draw:text-box>
            <text:p text:style-name="P2"><text:span text:style-name="T4">Администратор</text:span></text:p>
          </draw:text-box>
        </draw:frame>
        <draw:frame draw:style-name="gr16" draw:text-style-name="P1" draw:layer="layout" svg:width="3.5cm" svg:height="1cm" svg:x="17cm" svg:y="31.9cm">
          <draw:text-box>
            <text:p text:style-name="P2"><text:span text:style-name="T4">Пользователь</text:span></text:p>
          </draw:text-box>
        </draw:frame>
        <draw:line draw:style-name="gr10" draw:text-style-name="P1" draw:layer="layout" svg:x1="65.794cm" svg:y1="17.9cm" svg:x2="69.624cm" svg:y2="17.9cm">
          <text:p/>
        </draw:line>
        <draw:line draw:style-name="gr10" draw:text-style-name="P1" draw:layer="layout" svg:x1="18cm" svg:y1="17.9cm" svg:x2="24.199cm" svg:y2="17.9cm">
          <text:p/>
        </draw:line>
        <draw:g draw:style-name="gr1">
          <draw:polygon draw:style-name="gr9" draw:text-style-name="P3" draw:layer="layout" svg:width="1.25cm" svg:height="0.573cm" svg:x="14cm" svg:y="4.047cm" svg:viewBox="0 0 1251 574" draw:points="0,574 1251,574 1251,0 0,0">
            <text:p/>
          </draw:polygon>
          <draw:frame draw:style-name="gr15" draw:text-style-name="P1" draw:layer="layout" svg:width="1.25cm" svg:height="0.949cm" svg:x="14cm" svg:y="3.859cm">
            <draw:text-box>
              <text:p text:style-name="P2"><text:span text:style-name="T4">A03</text:span></text:p>
            </draw:text-box>
          </draw:frame>
        </draw:g>
        <draw:g draw:style-name="gr1">
          <draw:polygon draw:style-name="gr9" draw:text-style-name="P3" draw:layer="layout" svg:width="1.2cm" svg:height="0.706cm" svg:x="14cm" svg:y="10.047cm" svg:viewBox="0 0 1201 707" draw:points="0,707 1201,707 1201,0 0,0">
            <text:p/>
          </draw:polygon>
          <draw:frame draw:style-name="gr17" draw:text-style-name="P1" draw:layer="layout" svg:width="1.2cm" svg:height="0.938cm" svg:x="14cm" svg:y="9.931cm">
            <draw:text-box>
              <text:p text:style-name="P2"><text:span text:style-name="T5">C03</text:span></text:p>
            </draw:text-box>
          </draw:frame>
        </draw:g>
        <draw:g draw:style-name="gr1">
          <draw:polygon draw:style-name="gr9" draw:text-style-name="P3" draw:layer="layout" svg:width="1.2cm" svg:height="0.706cm" svg:x="14cm" svg:y="16.9cm" svg:viewBox="0 0 1201 707" draw:points="0,707 1201,707 1201,0 0,0">
            <text:p/>
          </draw:polygon>
          <draw:frame draw:style-name="gr17" draw:text-style-name="P1" draw:layer="layout" svg:width="1.2cm" svg:height="0.938cm" svg:x="14cm" svg:y="16.784cm">
            <draw:text-box>
              <text:p text:style-name="P2"><text:span text:style-name="T5">E03</text:span></text:p>
            </draw:text-box>
          </draw:frame>
        </draw:g>
        <draw:g draw:style-name="gr1">
          <draw:polygon draw:style-name="gr9" draw:text-style-name="P3" draw:layer="layout" svg:width="1.45cm" svg:height="0.706cm" svg:x="14.05cm" svg:y="22.047cm" svg:viewBox="0 0 1451 707" draw:points="0,707 1451,707 1451,0 0,0">
            <text:p/>
          </draw:polygon>
          <draw:frame draw:style-name="gr17" draw:text-style-name="P1" draw:layer="layout" svg:width="1.45cm" svg:height="0.938cm" svg:x="14.05cm" svg:y="21.931cm">
            <draw:text-box>
              <text:p text:style-name="P2"><text:span text:style-name="T5">G03</text:span></text:p>
            </draw:text-box>
          </draw:frame>
        </draw:g>
        <draw:g draw:style-name="gr1">
          <draw:polygon draw:style-name="gr9" draw:text-style-name="P3" draw:layer="layout" svg:width="1.45cm" svg:height="0.706cm" svg:x="14.05cm" svg:y="28.9cm" svg:viewBox="0 0 1451 707" draw:points="0,707 1451,707 1451,0 0,0">
            <text:p/>
          </draw:polygon>
          <draw:frame draw:style-name="gr17" draw:text-style-name="P1" draw:layer="layout" svg:width="1.45cm" svg:height="0.938cm" svg:x="14.05cm" svg:y="28.784cm">
            <draw:text-box>
              <text:p text:style-name="P2"><text:span text:style-name="T5">I03</text:span></text:p>
            </draw:text-box>
          </draw:frame>
        </draw:g>
        <draw:g draw:style-name="gr1">
          <draw:polygon draw:style-name="gr9" draw:text-style-name="P3" draw:layer="layout" svg:width="1.2cm" svg:height="0.706cm" svg:x="68cm" svg:y="13.047cm" svg:viewBox="0 0 1201 707" draw:points="0,707 1201,707 1201,0 0,0">
            <text:p/>
          </draw:polygon>
          <draw:frame draw:style-name="gr17" draw:text-style-name="P1" draw:layer="layout" svg:width="1.2cm" svg:height="0.938cm" svg:x="68cm" svg:y="12.931cm">
            <draw:text-box>
              <text:p text:style-name="P2"><text:span text:style-name="T5">D15</text:span></text:p>
            </draw:text-box>
          </draw:frame>
        </draw:g>
        <draw:g draw:style-name="gr1">
          <draw:polygon draw:style-name="gr9" draw:text-style-name="P3" draw:layer="layout" svg:width="1.2cm" svg:height="0.706cm" svg:x="68cm" svg:y="20.4cm" svg:viewBox="0 0 1201 707" draw:points="0,707 1201,707 1201,0 0,0">
            <text:p/>
          </draw:polygon>
          <draw:frame draw:style-name="gr17" draw:text-style-name="P1" draw:layer="layout" svg:width="1.2cm" svg:height="0.938cm" svg:x="68cm" svg:y="20.284cm">
            <draw:text-box>
              <text:p text:style-name="P2"><text:span text:style-name="T5">F15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9cm" svg:y="34.4cm" svg:viewBox="0 0 4501 3001" draw:points="0,1501 2251,0 4501,1501 2251,3001">
              <text:p/>
            </draw:polygon>
            <draw:polygon draw:style-name="gr10" draw:text-style-name="P1" draw:layer="layout" svg:width="4.5cm" svg:height="3cm" svg:x="9cm" svg:y="34.4cm" svg:viewBox="0 0 4501 3001" draw:points="0,1501 2251,0 4501,1501 2251,3001">
              <text:p/>
            </draw:polygon>
          </draw:g>
          <draw:frame draw:style-name="gr14" draw:text-style-name="P1" draw:layer="layout" svg:width="3.75cm" svg:height="2.25cm" svg:x="9.375cm" svg:y="34.775cm">
            <draw:text-box>
              <text:p text:style-name="P2"><text:span text:style-name="T4">Выбор действия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18cm" svg:y="34.4cm" svg:viewBox="0 0 4501 3001" draw:points="0,1500 2251,0 4501,1500 2251,3001">
              <text:p/>
            </draw:polygon>
            <draw:polygon draw:style-name="gr10" draw:text-style-name="P1" draw:layer="layout" svg:width="4.5cm" svg:height="3cm" svg:x="18cm" svg:y="34.4cm" svg:viewBox="0 0 4501 3001" draw:points="0,1500 2251,0 4501,1500 2251,3001">
              <text:p/>
            </draw:polygon>
          </draw:g>
          <draw:frame draw:style-name="gr14" draw:text-style-name="P1" draw:layer="layout" svg:width="3.75cm" svg:height="2.25cm" svg:x="18.375cm" svg:y="34.775cm">
            <draw:text-box>
              <text:p text:style-name="P2"><text:span text:style-name="T4">Выбор действия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31.5cm" svg:y="7.4cm" svg:viewBox="0 0 4501 3001" draw:points="0,3001 4501,3001 4501,0 0,0">
              <text:p/>
            </draw:polygon>
            <draw:polygon draw:style-name="gr10" draw:text-style-name="P1" draw:layer="layout" svg:width="4.5cm" svg:height="3cm" svg:x="31.5cm" svg:y="7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31.5cm" svg:y="7.4cm">
            <draw:text-box>
              <text:p text:style-name="P2"><text:span text:style-name="T4">Управлять пользователями</text:span></text:p>
            </draw:text-box>
          </draw:frame>
        </draw:g>
        <draw:g draw:style-name="gr8">
          <draw:g draw:style-name="gr1">
            <draw:path draw:style-name="gr9" draw:text-style-name="P3" draw:layer="layout" svg:width="0.9cm" svg:height="0.88cm" svg:x="19.8cm" svg:y="41.4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10" draw:text-style-name="P1" draw:layer="layout" svg:width="0.9cm" svg:height="0.88cm" svg:x="19.8cm" svg:y="41.4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18" draw:text-style-name="P1" draw:layer="layout" svg:width="0.9cm" svg:height="0.9cm" svg:x="19.8cm" svg:y="41.45cm">
            <draw:text-box>
              <text:p text:style-name="P2"><text:span text:style-name="T4">3</text:span></text:p>
            </draw:text-box>
          </draw:frame>
        </draw:g>
        <draw:line draw:style-name="gr10" draw:text-style-name="P1" draw:layer="layout" svg:x1="20.25cm" svg:y1="37.4cm" svg:x2="20.25cm" svg:y2="41.45cm">
          <text:p/>
        </draw:line>
        <draw:line draw:style-name="gr10" draw:text-style-name="P1" draw:layer="layout" svg:x1="15.75cm" svg:y1="31.4cm" svg:x2="15.75cm" svg:y2="32.9cm">
          <text:p/>
        </draw:line>
        <draw:line draw:style-name="gr10" draw:text-style-name="P1" draw:layer="layout" svg:x1="20.25cm" svg:y1="34.399cm" svg:x2="20.25cm" svg:y2="32.9cm">
          <text:p/>
        </draw:line>
        <draw:line draw:style-name="gr10" draw:text-style-name="P1" draw:layer="layout" svg:x1="11.25cm" svg:y1="34.4cm" svg:x2="11.25cm" svg:y2="32.9cm">
          <text:p/>
        </draw:line>
        <draw:g draw:style-name="gr8">
          <draw:g draw:style-name="gr1">
            <draw:path draw:style-name="gr9" draw:text-style-name="P3" draw:layer="layout" svg:width="1cm" svg:height="1cm" svg:x="28.8cm" svg:y="5.45cm" svg:viewBox="0 0 1001 1001" svg:d="M0 501c0-88 23-174 67-250s107-140 183-183c76-44 163-68 250-68 88 0 175 24 251 68 76 43 139 107 183 183s67 162 67 250-23 174-67 250-107 140-183 183c-76 44-163 67-250 67-88 0-175-23-251-67-76-43-139-107-183-183s-67-162-67-250z">
              <text:p/>
            </draw:path>
            <draw:path draw:style-name="gr10" draw:text-style-name="P1" draw:layer="layout" svg:width="1cm" svg:height="1cm" svg:x="28.8cm" svg:y="5.45cm" svg:viewBox="0 0 1001 1001" svg:d="M0 501c0-88 23-174 67-250s107-140 183-183c76-44 163-68 250-68 88 0 175 24 251 68 76 43 139 107 183 183s67 162 67 250-23 174-67 250-107 140-183 183c-76 44-163 67-250 67-88 0-175-23-251-67-76-43-139-107-183-183s-67-162-67-250z">
              <text:p/>
            </draw:path>
          </draw:g>
          <draw:frame draw:style-name="gr13" draw:text-style-name="P1" draw:layer="layout" svg:width="1cm" svg:height="1cm" svg:x="28.8cm" svg:y="5.45cm">
            <draw:text-box>
              <text:p text:style-name="P2"><text:span text:style-name="T3">2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31.5cm" svg:y="13.4cm" svg:viewBox="0 0 4501 3001" draw:points="0,3001 4501,3001 4501,0 0,0">
              <text:p/>
            </draw:polygon>
            <draw:polygon draw:style-name="gr10" draw:text-style-name="P1" draw:layer="layout" svg:width="4.5cm" svg:height="3cm" svg:x="31.5cm" svg:y="13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31.5cm" svg:y="13.4cm">
            <draw:text-box>
              <text:p text:style-name="P2"><text:span text:style-name="T4">Управлять акциями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31.5cm" svg:y="25.4cm" svg:viewBox="0 0 4501 3001" draw:points="0,3001 4501,3001 4501,0 0,0">
              <text:p/>
            </draw:polygon>
            <draw:polygon draw:style-name="gr10" draw:text-style-name="P1" draw:layer="layout" svg:width="4.5cm" svg:height="3cm" svg:x="31.5cm" svg:y="25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31.5cm" svg:y="25.4cm">
            <draw:text-box>
              <text:p text:style-name="P2"><text:span text:style-name="T4">Изменить данные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31.5cm" svg:y="19.4cm" svg:viewBox="0 0 4501 3001" draw:points="0,3001 4501,3001 4501,0 0,0">
              <text:p/>
            </draw:polygon>
            <draw:polygon draw:style-name="gr10" draw:text-style-name="P1" draw:layer="layout" svg:width="4.5cm" svg:height="3cm" svg:x="31.5cm" svg:y="19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31.5cm" svg:y="19.4cm">
            <draw:text-box>
              <text:p text:style-name="P2"><text:span text:style-name="T4">Управлять компаниями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31.5cm" svg:y="31.6cm" svg:viewBox="0 0 4501 3001" draw:points="0,3001 4501,3001 4501,0 0,0">
              <text:p/>
            </draw:polygon>
            <draw:polygon draw:style-name="gr10" draw:text-style-name="P1" draw:layer="layout" svg:width="4.5cm" svg:height="3cm" svg:x="31.5cm" svg:y="31.6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31.5cm" svg:y="31.6cm">
            <draw:text-box>
              <text:p text:style-name="P2"><text:span text:style-name="T4">Выйти из аккаунта</text:span></text:p>
            </draw:text-box>
          </draw:frame>
        </draw:g>
        <draw:line draw:style-name="gr10" draw:text-style-name="P1" draw:layer="layout" svg:x1="36cm" svg:y1="8.9cm" svg:x2="40.499cm" svg:y2="8.9cm">
          <text:p/>
        </draw:line>
        <draw:line draw:style-name="gr10" draw:text-style-name="P1" draw:layer="layout" svg:x1="36cm" svg:y1="14.9cm" svg:x2="40.5cm" svg:y2="14.9cm">
          <text:p/>
        </draw:line>
        <draw:line draw:style-name="gr10" draw:text-style-name="P1" draw:layer="layout" svg:x1="36cm" svg:y1="20.9cm" svg:x2="40.499cm" svg:y2="20.9cm">
          <text:p/>
        </draw:line>
        <draw:line draw:style-name="gr10" draw:text-style-name="P1" draw:layer="layout" svg:x1="36cm" svg:y1="26.9cm" svg:x2="40.5cm" svg:y2="26.9cm">
          <text:p/>
        </draw:line>
        <draw:line draw:style-name="gr10" draw:text-style-name="P1" draw:layer="layout" svg:x1="36cm" svg:y1="33.1cm" svg:x2="40.499cm" svg:y2="33.1cm">
          <text:p/>
        </draw:line>
        <draw:line draw:style-name="gr10" draw:text-style-name="P1" draw:layer="layout" svg:x1="40.5cm" svg:y1="8.9cm" svg:x2="40.5cm" svg:y2="35.56cm">
          <text:p/>
        </draw:line>
        <draw:line draw:style-name="gr10" draw:text-style-name="P1" draw:layer="layout" svg:x1="31.5cm" svg:y1="14.9cm" svg:x2="29.3cm" svg:y2="14.9cm">
          <text:p/>
        </draw:line>
        <draw:line draw:style-name="gr10" draw:text-style-name="P1" draw:layer="layout" svg:x1="31.5cm" svg:y1="20.9cm" svg:x2="29.3cm" svg:y2="20.9cm">
          <text:p/>
        </draw:line>
        <draw:line draw:style-name="gr10" draw:text-style-name="P1" draw:layer="layout" svg:x1="31.5cm" svg:y1="26.9cm" svg:x2="29.3cm" svg:y2="26.9cm">
          <text:p/>
        </draw:line>
        <draw:line draw:style-name="gr10" draw:text-style-name="P1" draw:layer="layout" svg:x1="31.5cm" svg:y1="33.1cm" svg:x2="29.3cm" svg:y2="33.1cm">
          <text:p/>
        </draw:line>
        <draw:g draw:style-name="gr8">
          <draw:g draw:style-name="gr1">
            <draw:path draw:style-name="gr9" draw:text-style-name="P3" draw:layer="layout" svg:width="1cm" svg:height="1cm" svg:x="46.762cm" svg:y="5.4cm" svg:viewBox="0 0 1001 1001" svg:d="M0 501c0-88 23-174 67-250s107-140 183-183c76-44 163-68 250-68 88 0 175 24 251 68 76 43 139 107 183 183s67 162 67 250-23 174-67 250-107 140-183 183c-76 44-163 67-250 67-88 0-175-23-251-67-76-43-139-107-183-183s-67-162-67-250z">
              <text:p/>
            </draw:path>
            <draw:path draw:style-name="gr10" draw:text-style-name="P1" draw:layer="layout" svg:width="1cm" svg:height="1cm" svg:x="46.762cm" svg:y="5.4cm" svg:viewBox="0 0 1001 1001" svg:d="M0 501c0-88 23-174 67-250s107-140 183-183c76-44 163-68 250-68 88 0 175 24 251 68 76 43 139 107 183 183s67 162 67 250-23 174-67 250-107 140-183 183c-76 44-163 67-250 67-88 0-175-23-251-67-76-43-139-107-183-183s-67-162-67-250z">
              <text:p/>
            </draw:path>
          </draw:g>
          <draw:frame draw:style-name="gr13" draw:text-style-name="P1" draw:layer="layout" svg:width="1cm" svg:height="1cm" svg:x="46.762cm" svg:y="5.4cm">
            <draw:text-box>
              <text:p text:style-name="P2"><text:span text:style-name="T4">3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49.5cm" svg:y="7.4cm" svg:viewBox="0 0 4501 3001" draw:points="0,3001 4501,3001 4501,0 0,0">
              <text:p/>
            </draw:polygon>
            <draw:polygon draw:style-name="gr10" draw:text-style-name="P1" draw:layer="layout" svg:width="4.5cm" svg:height="3cm" svg:x="49.5cm" svg:y="7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49.5cm" svg:y="7.4cm">
            <draw:text-box>
              <text:p text:style-name="P2"><text:span text:style-name="T4">Управлять портфолио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49.5cm" svg:y="13.4cm" svg:viewBox="0 0 4501 3001" draw:points="0,3001 4501,3001 4501,0 0,0">
              <text:p/>
            </draw:polygon>
            <draw:polygon draw:style-name="gr10" draw:text-style-name="P1" draw:layer="layout" svg:width="4.5cm" svg:height="3cm" svg:x="49.5cm" svg:y="13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49.5cm" svg:y="13.4cm">
            <draw:text-box>
              <text:p text:style-name="P2"><text:span text:style-name="T4">Изменить данные</text:span></text:p>
            </draw:text-box>
          </draw:frame>
        </draw:g>
        <draw:g draw:style-name="gr8">
          <draw:g draw:style-name="gr1">
            <draw:polygon draw:style-name="gr9" draw:text-style-name="P3" draw:layer="layout" svg:width="4.5cm" svg:height="3cm" svg:x="49.5cm" svg:y="19.4cm" svg:viewBox="0 0 4501 3001" draw:points="0,3001 4501,3001 4501,0 0,0">
              <text:p/>
            </draw:polygon>
            <draw:polygon draw:style-name="gr10" draw:text-style-name="P1" draw:layer="layout" svg:width="4.5cm" svg:height="3cm" svg:x="49.5cm" svg:y="19.4cm" svg:viewBox="0 0 4501 3001" draw:points="0,3001 4501,3001 4501,0 0,0">
              <text:p/>
            </draw:polygon>
          </draw:g>
          <draw:frame draw:style-name="gr12" draw:text-style-name="P1" draw:layer="layout" svg:width="4.5cm" svg:height="3cm" svg:x="49.5cm" svg:y="19.4cm">
            <draw:text-box>
              <text:p text:style-name="P2"><text:span text:style-name="T4">Выйти из аккаунта</text:span></text:p>
            </draw:text-box>
          </draw:frame>
        </draw:g>
        <draw:line draw:style-name="gr10" draw:text-style-name="P1" draw:layer="layout" svg:x1="54cm" svg:y1="8.9cm" svg:x2="58.5cm" svg:y2="8.9cm">
          <text:p/>
        </draw:line>
        <draw:line draw:style-name="gr10" draw:text-style-name="P1" draw:layer="layout" svg:x1="54cm" svg:y1="14.9cm" svg:x2="58.5cm" svg:y2="14.9cm">
          <text:p/>
        </draw:line>
        <draw:line draw:style-name="gr10" draw:text-style-name="P1" draw:layer="layout" svg:x1="54cm" svg:y1="20.9cm" svg:x2="58.499cm" svg:y2="20.9cm">
          <text:p/>
        </draw:line>
        <draw:line draw:style-name="gr10" draw:text-style-name="P1" draw:layer="layout" svg:x1="49.501cm" svg:y1="8.901cm" svg:x2="47.25cm" svg:y2="8.867cm">
          <text:p/>
        </draw:line>
        <draw:line draw:style-name="gr10" draw:text-style-name="P1" draw:layer="layout" svg:x1="49.499cm" svg:y1="14.9cm" svg:x2="47.3cm" svg:y2="14.9cm">
          <text:p/>
        </draw:line>
        <draw:line draw:style-name="gr10" draw:text-style-name="P1" draw:layer="layout" svg:x1="49.5cm" svg:y1="20.9cm" svg:x2="47.25cm" svg:y2="20.9cm">
          <text:p/>
        </draw:line>
        <draw:line draw:style-name="gr10" draw:text-style-name="P1" draw:layer="layout" svg:x1="47.263cm" svg:y1="6.4cm" svg:x2="47.307cm" svg:y2="20.955cm">
          <text:p/>
        </draw:line>
        <draw:g draw:style-name="gr8">
          <draw:g draw:style-name="gr1">
            <draw:path draw:style-name="gr9" draw:text-style-name="P3" draw:layer="layout" svg:width="0.9cm" svg:height="0.9cm" svg:x="40.05cm" svg:y="35.56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  <text:p/>
            </draw:path>
            <draw:path draw:style-name="gr10" draw:text-style-name="P1" draw:layer="layout" svg:width="0.9cm" svg:height="0.9cm" svg:x="40.05cm" svg:y="35.56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  <text:p/>
            </draw:path>
          </draw:g>
          <draw:frame draw:style-name="gr18" draw:text-style-name="P1" draw:layer="layout" svg:width="0.9cm" svg:height="0.9cm" svg:x="40.05cm" svg:y="35.56cm">
            <draw:text-box>
              <text:p text:style-name="P2"><text:span text:style-name="T4">4</text:span></text:p>
            </draw:text-box>
          </draw:frame>
        </draw:g>
        <draw:line draw:style-name="gr10" draw:text-style-name="P1" draw:layer="layout" svg:x1="58.5cm" svg:y1="8.9cm" svg:x2="58.5cm" svg:y2="23.495cm">
          <text:p/>
        </draw:line>
        <draw:g draw:style-name="gr8">
          <draw:g draw:style-name="gr1">
            <draw:path draw:style-name="gr9" draw:text-style-name="P3" draw:layer="layout" svg:width="0.9cm" svg:height="0.9cm" svg:x="58.05cm" svg:y="23.49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  <text:p/>
            </draw:path>
            <draw:path draw:style-name="gr10" draw:text-style-name="P1" draw:layer="layout" svg:width="0.9cm" svg:height="0.9cm" svg:x="58.05cm" svg:y="23.49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  <text:p/>
            </draw:path>
          </draw:g>
          <draw:frame draw:style-name="gr18" draw:text-style-name="P1" draw:layer="layout" svg:width="0.9cm" svg:height="0.9cm" svg:x="58.05cm" svg:y="23.495cm">
            <draw:text-box>
              <text:p text:style-name="P2"><text:span text:style-name="T4">5</text:span></text:p>
            </draw:text-box>
          </draw:frame>
        </draw:g>
        <draw:g draw:style-name="gr8">
          <draw:g draw:style-name="gr1">
            <draw:path draw:style-name="gr9" draw:text-style-name="P3" draw:layer="layout" svg:width="1cm" svg:height="1.001cm" svg:x="64.812cm" svg:y="5.4cm" svg:viewBox="0 0 1001 1002" svg:d="M0 501c0-88 23-174 67-251 44-76 107-139 183-183s163-67 250-67c88 0 175 23 251 67s139 107 183 183c44 77 67 163 67 251s-23 174-67 250c-44 77-107 140-183 184s-163 67-250 67c-88 0-175-23-251-67s-139-107-183-184c-44-76-67-162-67-250z">
              <text:p/>
            </draw:path>
            <draw:path draw:style-name="gr10" draw:text-style-name="P1" draw:layer="layout" svg:width="1cm" svg:height="1.001cm" svg:x="64.812cm" svg:y="5.4cm" svg:viewBox="0 0 1001 1002" svg:d="M0 501c0-88 23-174 67-251 44-76 107-139 183-183s163-67 250-67c88 0 175 23 251 67s139 107 183 183c44 77 67 163 67 251s-23 174-67 250c-44 77-107 140-183 184s-163 67-250 67c-88 0-175-23-251-67s-139-107-183-184c-44-76-67-162-67-250z">
              <text:p/>
            </draw:path>
          </draw:g>
          <draw:frame draw:style-name="gr13" draw:text-style-name="P1" draw:layer="layout" svg:width="1cm" svg:height="1cm" svg:x="64.812cm" svg:y="5.4cm">
            <draw:text-box>
              <text:p text:style-name="P2"><text:span text:style-name="T4">4</text:span></text:p>
            </draw:text-box>
          </draw:frame>
        </draw:g>
        <draw:g draw:style-name="gr8">
          <draw:g draw:style-name="gr1">
            <draw:path draw:style-name="gr9" draw:text-style-name="P3" draw:layer="layout" svg:width="1cm" svg:height="1.001cm" svg:x="73.719cm" svg:y="5.4cm" svg:viewBox="0 0 1001 1002" svg:d="M0 501c0-88 23-174 67-251 44-76 107-139 183-183s163-67 250-67c88 0 175 23 251 67s139 107 183 183c44 77 67 163 67 251s-23 174-67 250c-44 77-107 140-183 184s-163 67-250 67c-88 0-175-23-251-67s-139-107-183-184c-44-76-67-162-67-250z">
              <text:p/>
            </draw:path>
            <draw:path draw:style-name="gr10" draw:text-style-name="P1" draw:layer="layout" svg:width="1cm" svg:height="1.001cm" svg:x="73.719cm" svg:y="5.4cm" svg:viewBox="0 0 1001 1002" svg:d="M0 501c0-88 23-174 67-251 44-76 107-139 183-183s163-67 250-67c88 0 175 23 251 67s139 107 183 183c44 77 67 163 67 251s-23 174-67 250c-44 77-107 140-183 184s-163 67-250 67c-88 0-175-23-251-67s-139-107-183-184c-44-76-67-162-67-250z">
              <text:p/>
            </draw:path>
          </draw:g>
          <draw:frame draw:style-name="gr13" draw:text-style-name="P1" draw:layer="layout" svg:width="1cm" svg:height="1cm" svg:x="73.719cm" svg:y="5.4cm">
            <draw:text-box>
              <text:p text:style-name="P2"><text:span text:style-name="T4">5</text:span></text:p>
            </draw:text-box>
          </draw:frame>
        </draw:g>
        <draw:line draw:style-name="gr10" draw:text-style-name="P1" draw:layer="layout" svg:x1="74.219cm" svg:y1="6.4cm" svg:x2="74.219cm" svg:y2="10.4cm">
          <text:p/>
        </draw:line>
        <draw:line draw:style-name="gr10" draw:text-style-name="P1" draw:layer="layout" svg:x1="65.313cm" svg:y1="6.4cm" svg:x2="65.313cm" svg:y2="10.4cm">
          <text:p/>
        </draw:line>
        <draw:line draw:style-name="gr10" draw:text-style-name="P1" draw:layer="layout" svg:x1="69.75cm" svg:y1="16.4cm" svg:x2="69.75cm" svg:y2="20.899cm">
          <text:p/>
        </draw:line>
        <draw:polygon draw:style-name="gr5" draw:text-style-name="P1" draw:layer="layout" svg:width="18.5cm" svg:height="5.5cm" svg:x="65cm" svg:y="53.375cm" svg:viewBox="0 0 18501 5501" draw:points="0,5501 18501,5501 18501,0 0,0">
          <text:p/>
        </draw:polygon>
        <draw:line draw:style-name="gr5" draw:text-style-name="P1" draw:layer="layout" svg:x1="65.7cm" svg:y1="53.375cm" svg:x2="65.7cm" svg:y2="55.875cm">
          <text:p/>
        </draw:line>
        <draw:line draw:style-name="gr5" draw:text-style-name="P1" draw:layer="layout" svg:x1="66.7cm" svg:y1="53.375cm" svg:x2="66.7cm" svg:y2="58.875cm">
          <text:p/>
        </draw:line>
        <draw:line draw:style-name="gr5" draw:text-style-name="P1" draw:layer="layout" svg:x1="69cm" svg:y1="53.375cm" svg:x2="69cm" svg:y2="58.875cm">
          <text:p/>
        </draw:line>
        <draw:line draw:style-name="gr5" draw:text-style-name="P1" draw:layer="layout" svg:x1="70.5cm" svg:y1="53.375cm" svg:x2="70.5cm" svg:y2="58.875cm">
          <text:p/>
        </draw:line>
        <draw:line draw:style-name="gr5" draw:text-style-name="P1" draw:layer="layout" svg:x1="71.5cm" svg:y1="53.375cm" svg:x2="71.5cm" svg:y2="58.875cm">
          <text:p/>
        </draw:line>
        <draw:line draw:style-name="gr5" draw:text-style-name="P1" draw:layer="layout" svg:x1="71.5cm" svg:y1="54.875cm" svg:x2="83.499cm" svg:y2="54.875cm">
          <text:p/>
        </draw:line>
        <draw:line draw:style-name="gr5" draw:text-style-name="P1" draw:layer="layout" svg:x1="65cm" svg:y1="55.875cm" svg:x2="71.5cm" svg:y2="55.875cm">
          <text:p/>
        </draw:line>
        <draw:line draw:style-name="gr5" draw:text-style-name="P1" draw:layer="layout" svg:x1="65cm" svg:y1="55.375cm" svg:x2="71.5cm" svg:y2="55.375cm">
          <text:p/>
        </draw:line>
        <draw:line draw:style-name="gr19" draw:text-style-name="P1" draw:layer="layout" svg:x1="65cm" svg:y1="54.875cm" svg:x2="71.5cm" svg:y2="54.875cm">
          <text:p/>
        </draw:line>
        <draw:line draw:style-name="gr19" draw:text-style-name="P1" draw:layer="layout" svg:x1="65cm" svg:y1="54.375cm" svg:x2="71.5cm" svg:y2="54.375cm">
          <text:p/>
        </draw:line>
        <draw:line draw:style-name="gr19" draw:text-style-name="P1" draw:layer="layout" svg:x1="65cm" svg:y1="53.875cm" svg:x2="71.5cm" svg:y2="53.875cm">
          <text:p/>
        </draw:line>
        <draw:line draw:style-name="gr19" draw:text-style-name="P1" draw:layer="layout" svg:x1="65cm" svg:y1="56.375cm" svg:x2="71.5cm" svg:y2="56.375cm">
          <text:p/>
        </draw:line>
        <draw:line draw:style-name="gr19" draw:text-style-name="P1" draw:layer="layout" svg:x1="65cm" svg:y1="56.875cm" svg:x2="71.5cm" svg:y2="56.875cm">
          <text:p/>
        </draw:line>
        <draw:line draw:style-name="gr19" draw:text-style-name="P1" draw:layer="layout" svg:x1="65cm" svg:y1="57.375cm" svg:x2="71.5cm" svg:y2="57.375cm">
          <text:p/>
        </draw:line>
        <draw:line draw:style-name="gr19" draw:text-style-name="P1" draw:layer="layout" svg:x1="65cm" svg:y1="57.875cm" svg:x2="71.5cm" svg:y2="57.875cm">
          <text:p/>
        </draw:line>
        <draw:line draw:style-name="gr19" draw:text-style-name="P1" draw:layer="layout" svg:x1="65cm" svg:y1="58.375cm" svg:x2="71.5cm" svg:y2="58.375cm">
          <text:p/>
        </draw:line>
        <draw:line draw:style-name="gr5" draw:text-style-name="P1" draw:layer="layout" svg:x1="71.5cm" svg:y1="57.375cm" svg:x2="83.499cm" svg:y2="57.375cm">
          <text:p/>
        </draw:line>
        <draw:line draw:style-name="gr5" draw:text-style-name="P1" draw:layer="layout" svg:x1="78.5cm" svg:y1="54.875cm" svg:x2="78.5cm" svg:y2="57.375cm">
          <text:p/>
        </draw:line>
        <draw:line draw:style-name="gr5" draw:text-style-name="P1" draw:layer="layout" svg:x1="78.5cm" svg:y1="55.375cm" svg:x2="83.5cm" svg:y2="55.375cm">
          <text:p/>
        </draw:line>
        <draw:line draw:style-name="gr5" draw:text-style-name="P1" draw:layer="layout" svg:x1="78.5cm" svg:y1="56.875cm" svg:x2="83.5cm" svg:y2="56.875cm">
          <text:p/>
        </draw:line>
        <draw:line draw:style-name="gr5" draw:text-style-name="P1" draw:layer="layout" svg:x1="80cm" svg:y1="54.875cm" svg:x2="80cm" svg:y2="56.874cm">
          <text:p/>
        </draw:line>
        <draw:line draw:style-name="gr19" draw:text-style-name="P1" draw:layer="layout" svg:x1="79cm" svg:y1="55.375cm" svg:x2="79cm" svg:y2="56.874cm">
          <text:p/>
        </draw:line>
        <draw:line draw:style-name="gr19" draw:text-style-name="P1" draw:layer="layout" svg:x1="79.5cm" svg:y1="55.375cm" svg:x2="79.5cm" svg:y2="56.874cm">
          <text:p/>
        </draw:line>
        <draw:line draw:style-name="gr5" draw:text-style-name="P1" draw:layer="layout" svg:x1="81.7cm" svg:y1="54.875cm" svg:x2="81.7cm" svg:y2="56.874cm">
          <text:p/>
        </draw:line>
        <draw:line draw:style-name="gr5" draw:text-style-name="P1" draw:layer="layout" svg:x1="80.5cm" svg:y1="56.875cm" svg:x2="80.5cm" svg:y2="57.375cm">
          <text:p/>
        </draw:line>
        <draw:line draw:style-name="gr5" draw:text-style-name="P1" draw:layer="layout" svg:x1="78.5cm" svg:y1="57.375cm" svg:x2="78.5cm" svg:y2="58.875cm">
          <text:p/>
        </draw:line>
        <draw:frame draw:style-name="gr20" draw:text-style-name="P1" draw:layer="layout" svg:width="0.8cm" svg:height="0.5cm" svg:x="65cm" svg:y="55.375cm">
          <draw:text-box>
            <text:p text:style-name="P2"><text:span text:style-name="T6">Изм.</text:span></text:p>
          </draw:text-box>
        </draw:frame>
        <draw:frame draw:style-name="gr20" draw:text-style-name="P1" draw:layer="layout" svg:width="1cm" svg:height="0.5cm" svg:x="65.7cm" svg:y="55.375cm">
          <draw:text-box>
            <text:p text:style-name="P2"><text:span text:style-name="T6">Лист</text:span></text:p>
          </draw:text-box>
        </draw:frame>
        <draw:frame draw:style-name="gr20" draw:text-style-name="P1" draw:layer="layout" svg:width="1.615cm" svg:height="0.5cm" svg:x="65.095cm" svg:y="55.875cm">
          <draw:text-box>
            <text:p text:style-name="P4"><text:span text:style-name="T6">Разраб.</text:span></text:p>
          </draw:text-box>
        </draw:frame>
        <draw:frame draw:style-name="gr20" draw:text-style-name="P1" draw:layer="layout" svg:width="1.615cm" svg:height="0.5cm" svg:x="65.095cm" svg:y="56.375cm">
          <draw:text-box>
            <text:p text:style-name="P4"><text:span text:style-name="T6">Пров.</text:span></text:p>
          </draw:text-box>
        </draw:frame>
        <draw:frame draw:style-name="gr20" draw:text-style-name="P1" draw:layer="layout" svg:width="1.615cm" svg:height="0.5cm" svg:x="65.095cm" svg:y="56.875cm">
          <draw:text-box>
            <text:p text:style-name="P4"><text:span text:style-name="T6">Т.контр.</text:span></text:p>
          </draw:text-box>
        </draw:frame>
        <draw:frame draw:style-name="gr20" draw:text-style-name="P1" draw:layer="layout" svg:width="1.615cm" svg:height="0.5cm" svg:x="65.095cm" svg:y="57.875cm">
          <draw:text-box>
            <text:p text:style-name="P4"><text:span text:style-name="T6">Н.контр.</text:span></text:p>
          </draw:text-box>
        </draw:frame>
        <draw:frame draw:style-name="gr20" draw:text-style-name="P1" draw:layer="layout" svg:width="2.3cm" svg:height="0.5cm" svg:x="66.7cm" svg:y="55.375cm">
          <draw:text-box>
            <text:p text:style-name="P2"><text:span text:style-name="T6">№ докум.</text:span></text:p>
          </draw:text-box>
        </draw:frame>
        <draw:frame draw:style-name="gr20" draw:text-style-name="P1" draw:layer="layout" svg:width="1.5cm" svg:height="0.5cm" svg:x="69cm" svg:y="55.375cm">
          <draw:text-box>
            <text:p text:style-name="P2"><text:span text:style-name="T6">Подп.</text:span></text:p>
          </draw:text-box>
        </draw:frame>
        <draw:frame draw:style-name="gr20" draw:text-style-name="P1" draw:layer="layout" svg:width="1.1cm" svg:height="0.5cm" svg:x="70.46cm" svg:y="55.375cm">
          <draw:text-box>
            <text:p text:style-name="P2"><text:span text:style-name="T6">Дата</text:span></text:p>
          </draw:text-box>
        </draw:frame>
        <draw:frame draw:style-name="gr20" draw:text-style-name="P1" draw:layer="layout" svg:width="1.5cm" svg:height="0.5cm" svg:x="78.5cm" svg:y="54.875cm">
          <draw:text-box>
            <text:p text:style-name="P2"><text:span text:style-name="T6">Лит.</text:span></text:p>
          </draw:text-box>
        </draw:frame>
        <draw:frame draw:style-name="gr20" draw:text-style-name="P1" draw:layer="layout" svg:width="1.7cm" svg:height="0.5cm" svg:x="80cm" svg:y="54.875cm">
          <draw:text-box>
            <text:p text:style-name="P2"><text:span text:style-name="T6">Масса</text:span></text:p>
          </draw:text-box>
        </draw:frame>
        <draw:frame draw:style-name="gr20" draw:text-style-name="P1" draw:layer="layout" svg:width="1.8cm" svg:height="0.5cm" svg:x="81.7cm" svg:y="54.875cm">
          <draw:text-box>
            <text:p text:style-name="P2"><text:span text:style-name="T6">Масштаб</text:span></text:p>
          </draw:text-box>
        </draw:frame>
        <draw:frame draw:style-name="gr20" draw:text-style-name="P1" draw:layer="layout" svg:width="2cm" svg:height="0.5cm" svg:x="78.5cm" svg:y="56.875cm">
          <draw:text-box>
            <text:p text:style-name="P2"><text:span text:style-name="T6">Лист 1</text:span></text:p>
          </draw:text-box>
        </draw:frame>
        <draw:frame draw:style-name="gr20" draw:text-style-name="P1" draw:layer="layout" svg:width="3cm" svg:height="0.5cm" svg:x="80.5cm" svg:y="56.875cm">
          <draw:text-box>
            <text:p text:style-name="P2"><text:span text:style-name="T6">Листов 1</text:span></text:p>
          </draw:text-box>
        </draw:frame>
        <draw:frame draw:style-name="gr21" draw:text-style-name="P1" draw:layer="layout" svg:width="0.5cm" svg:height="1.5cm" svg:x="79cm" svg:y="55.375cm">
          <draw:text-box>
            <text:p text:style-name="P2"><text:span text:style-name="T6">У</text:span></text:p>
          </draw:text-box>
        </draw:frame>
        <draw:frame draw:style-name="gr20" draw:text-style-name="P1" draw:layer="layout" svg:width="1.615cm" svg:height="0.5cm" svg:x="65.095cm" svg:y="58.375cm">
          <draw:text-box>
            <text:p text:style-name="P4"><text:span text:style-name="T6">Утв.</text:span></text:p>
          </draw:text-box>
        </draw:frame>
        <draw:frame draw:style-name="gr22" draw:text-style-name="P1" draw:layer="layout" svg:width="1.9cm" svg:height="0.71cm" svg:x="65cm" svg:y="57.295cm">
          <draw:text-box>
            <text:p text:style-name="P4"><text:span text:style-name="T6">Рец.</text:span></text:p>
          </draw:text-box>
        </draw:frame>
        <draw:frame draw:style-name="gr23" draw:text-style-name="P1" draw:layer="layout" svg:width="2.217cm" svg:height="0.503cm" svg:x="66.758cm" svg:y="55.9cm">
          <draw:text-box>
            <text:p text:style-name="P4"><text:span text:style-name="T6">Цевелюк</text:span></text:p>
          </draw:text-box>
        </draw:frame>
        <draw:frame draw:style-name="gr20" draw:text-style-name="P1" draw:layer="layout" svg:width="2.142cm" svg:height="0.5cm" svg:x="66.758cm" svg:y="56.4cm">
          <draw:text-box>
            <text:p text:style-name="P4"><text:span text:style-name="T6">Козлов</text:span></text:p>
          </draw:text-box>
        </draw:frame>
        <draw:frame draw:style-name="gr24" draw:text-style-name="P1" draw:layer="layout" svg:width="11.8cm" svg:height="1.5cm" svg:x="71.6cm" svg:y="53.4cm">
          <draw:text-box>
            <text:p text:style-name="P2"><text:span text:style-name="T1">ГУИР.506412.002 ПД</text:span></text:p>
          </draw:text-box>
        </draw:frame>
        <draw:frame draw:style-name="gr25" draw:text-style-name="P1" draw:layer="layout" svg:width="6.8cm" svg:height="2.555cm" svg:x="71.6cm" svg:y="54.872cm">
          <draw:text-box>
            <text:p text:style-name="P5"><text:span text:style-name="T7">Схема алгоритма авторизации пользователей в системе и выбора необходимого действия</text:span></text:p>
          </draw:text-box>
        </draw:frame>
        <draw:frame draw:style-name="gr24" draw:text-style-name="P1" draw:layer="layout" svg:width="4.85cm" svg:height="1.5cm" svg:x="78.55cm" svg:y="57.4cm">
          <draw:text-box>
            <text:p text:style-name="P6"><text:span text:style-name="T7">Кафедра ЭИ,</text:span></text:p>
            <text:p text:style-name="P6"><text:span text:style-name="T7">гр. 324402</text:span></text:p>
          </draw:text-box>
        </draw:frame>
        <draw:g draw:style-name="gr1">
          <draw:polygon draw:style-name="gr9" draw:text-style-name="P3" draw:layer="layout" svg:width="1.3cm" svg:height="0.706cm" svg:x="9.5cm" svg:y="34.694cm" svg:viewBox="0 0 1301 707" draw:points="0,707 1301,707 1301,0 0,0">
            <text:p/>
          </draw:polygon>
          <draw:frame draw:style-name="gr17" draw:text-style-name="P1" draw:layer="layout" svg:width="1.3cm" svg:height="0.938cm" svg:x="9.5cm" svg:y="34.578cm">
            <draw:text-box>
              <text:p text:style-name="P2"><text:span text:style-name="T5">K02</text:span></text:p>
            </draw:text-box>
          </draw:frame>
        </draw:g>
        <draw:g draw:style-name="gr1">
          <draw:polygon draw:style-name="gr9" draw:text-style-name="P3" draw:layer="layout" svg:width="1.45cm" svg:height="0.706cm" svg:x="18.5cm" svg:y="34.694cm" svg:viewBox="0 0 1451 707" draw:points="0,707 1451,707 1451,0 0,0">
            <text:p/>
          </draw:polygon>
          <draw:frame draw:style-name="gr17" draw:text-style-name="P1" draw:layer="layout" svg:width="1.45cm" svg:height="0.938cm" svg:x="18.5cm" svg:y="34.578cm">
            <draw:text-box>
              <text:p text:style-name="P2"><text:span text:style-name="T5">K04</text:span></text:p>
            </draw:text-box>
          </draw:frame>
        </draw:g>
        <draw:g draw:style-name="gr1">
          <draw:polygon draw:style-name="gr9" draw:text-style-name="P3" draw:layer="layout" svg:width="1.5cm" svg:height="0.706cm" svg:x="32cm" svg:y="7.047cm" svg:viewBox="0 0 1501 707" draw:points="0,707 1501,707 1501,0 0,0">
            <text:p/>
          </draw:polygon>
          <draw:frame draw:style-name="gr17" draw:text-style-name="P1" draw:layer="layout" svg:width="1.5cm" svg:height="0.938cm" svg:x="32cm" svg:y="6.931cm">
            <draw:text-box>
              <text:p text:style-name="P2"><text:span text:style-name="T5">B07</text:span></text:p>
            </draw:text-box>
          </draw:frame>
        </draw:g>
        <draw:g draw:style-name="gr1">
          <draw:polygon draw:style-name="gr9" draw:text-style-name="P3" draw:layer="layout" svg:width="1.5cm" svg:height="0.706cm" svg:x="32cm" svg:y="13.047cm" svg:viewBox="0 0 1501 707" draw:points="0,707 1501,707 1501,0 0,0">
            <text:p/>
          </draw:polygon>
          <draw:frame draw:style-name="gr17" draw:text-style-name="P1" draw:layer="layout" svg:width="1.5cm" svg:height="0.938cm" svg:x="32cm" svg:y="12.931cm">
            <draw:text-box>
              <text:p text:style-name="P2"><text:span text:style-name="T5">D07</text:span></text:p>
            </draw:text-box>
          </draw:frame>
        </draw:g>
        <draw:g draw:style-name="gr1">
          <draw:polygon draw:style-name="gr9" draw:text-style-name="P3" draw:layer="layout" svg:width="1.5cm" svg:height="0.706cm" svg:x="32cm" svg:y="19.047cm" svg:viewBox="0 0 1501 707" draw:points="0,707 1501,707 1501,0 0,0">
            <text:p/>
          </draw:polygon>
          <draw:frame draw:style-name="gr17" draw:text-style-name="P1" draw:layer="layout" svg:width="1.5cm" svg:height="0.938cm" svg:x="32cm" svg:y="18.931cm">
            <draw:text-box>
              <text:p text:style-name="P2"><text:span text:style-name="T5">F07</text:span></text:p>
            </draw:text-box>
          </draw:frame>
        </draw:g>
        <draw:g draw:style-name="gr1">
          <draw:polygon draw:style-name="gr9" draw:text-style-name="P3" draw:layer="layout" svg:width="1.5cm" svg:height="0.706cm" svg:x="32cm" svg:y="25.047cm" svg:viewBox="0 0 1501 707" draw:points="0,707 1501,707 1501,0 0,0">
            <text:p/>
          </draw:polygon>
          <draw:frame draw:style-name="gr17" draw:text-style-name="P1" draw:layer="layout" svg:width="1.5cm" svg:height="0.938cm" svg:x="32cm" svg:y="24.931cm">
            <draw:text-box>
              <text:p text:style-name="P2"><text:span text:style-name="T5">H07</text:span></text:p>
            </draw:text-box>
          </draw:frame>
        </draw:g>
        <draw:g draw:style-name="gr1">
          <draw:polygon draw:style-name="gr9" draw:text-style-name="P3" draw:layer="layout" svg:width="1.5cm" svg:height="0.706cm" svg:x="32cm" svg:y="31.247cm" svg:viewBox="0 0 1501 707" draw:points="0,707 1501,707 1501,0 0,0">
            <text:p/>
          </draw:polygon>
          <draw:frame draw:style-name="gr17" draw:text-style-name="P1" draw:layer="layout" svg:width="1.5cm" svg:height="0.938cm" svg:x="32cm" svg:y="31.131cm">
            <draw:text-box>
              <text:p text:style-name="P2"><text:span text:style-name="T5">J07</text:span></text:p>
            </draw:text-box>
          </draw:frame>
        </draw:g>
        <draw:g draw:style-name="gr1">
          <draw:polygon draw:style-name="gr9" draw:text-style-name="P3" draw:layer="layout" svg:width="1.5cm" svg:height="0.706cm" svg:x="50cm" svg:y="7.047cm" svg:viewBox="0 0 1501 707" draw:points="0,707 1501,707 1501,0 0,0">
            <text:p/>
          </draw:polygon>
          <draw:frame draw:style-name="gr17" draw:text-style-name="P1" draw:layer="layout" svg:width="1.5cm" svg:height="0.938cm" svg:x="50cm" svg:y="6.931cm">
            <draw:text-box>
              <text:p text:style-name="P2"><text:span text:style-name="T5">B11</text:span></text:p>
            </draw:text-box>
          </draw:frame>
        </draw:g>
        <draw:g draw:style-name="gr1">
          <draw:polygon draw:style-name="gr9" draw:text-style-name="P3" draw:layer="layout" svg:width="1.5cm" svg:height="0.706cm" svg:x="50cm" svg:y="13.047cm" svg:viewBox="0 0 1501 707" draw:points="0,707 1501,707 1501,0 0,0">
            <text:p/>
          </draw:polygon>
          <draw:frame draw:style-name="gr17" draw:text-style-name="P1" draw:layer="layout" svg:width="1.5cm" svg:height="0.938cm" svg:x="50cm" svg:y="12.931cm">
            <draw:text-box>
              <text:p text:style-name="P2"><text:span text:style-name="T5">D11</text:span></text:p>
            </draw:text-box>
          </draw:frame>
        </draw:g>
        <draw:g draw:style-name="gr1">
          <draw:polygon draw:style-name="gr9" draw:text-style-name="P3" draw:layer="layout" svg:width="1.2cm" svg:height="0.706cm" svg:x="50cm" svg:y="19.047cm" svg:viewBox="0 0 1201 707" draw:points="0,707 1201,707 1201,0 0,0">
            <text:p/>
          </draw:polygon>
          <draw:frame draw:style-name="gr17" draw:text-style-name="P1" draw:layer="layout" svg:width="1.2cm" svg:height="0.938cm" svg:x="50cm" svg:y="18.931cm">
            <draw:text-box>
              <text:p text:style-name="P2"><text:span text:style-name="T5">F11</text:span></text:p>
            </draw:text-box>
          </draw:frame>
        </draw:g>
        <draw:frame draw:style-name="gr26" draw:text-style-name="P1" draw:layer="layout" svg:width="2.2cm" svg:height="1.5cm" svg:x="29.3cm" svg:y="7.4cm">
          <draw:text-box>
            <text:p text:style-name="P2"><text:span text:style-name="T8">Управление пользовате-лями</text:span></text:p>
          </draw:text-box>
        </draw:frame>
        <draw:frame draw:style-name="gr27" draw:text-style-name="P1" draw:layer="layout" svg:width="2.25cm" svg:height="1.4cm" svg:x="29.25cm" svg:y="13.4cm">
          <draw:text-box>
            <text:p text:style-name="P2"><text:span text:style-name="T8">Управление акциями</text:span></text:p>
          </draw:text-box>
        </draw:frame>
        <draw:frame draw:style-name="gr26" draw:text-style-name="P1" draw:layer="layout" svg:width="2.25cm" svg:height="1.5cm" svg:x="29.25cm" svg:y="19.4cm">
          <draw:text-box>
            <text:p text:style-name="P2"><text:span text:style-name="T8">Управление компаниями</text:span></text:p>
          </draw:text-box>
        </draw:frame>
        <draw:frame draw:style-name="gr28" draw:text-style-name="P1" draw:layer="layout" svg:width="2.2cm" svg:height="1.625cm" svg:x="29.3cm" svg:y="25.4cm">
          <draw:text-box>
            <text:p text:style-name="P2"><text:span text:style-name="T8">Изменение данных</text:span></text:p>
          </draw:text-box>
        </draw:frame>
        <draw:frame draw:style-name="gr26" draw:text-style-name="P1" draw:layer="layout" svg:width="2.2cm" svg:height="1.5cm" svg:x="47.3cm" svg:y="7.4cm">
          <draw:text-box>
            <text:p text:style-name="P2"><text:span text:style-name="T8">Управление портфолио</text:span></text:p>
          </draw:text-box>
        </draw:frame>
        <draw:frame draw:style-name="gr26" draw:text-style-name="P1" draw:layer="layout" svg:width="2.25cm" svg:height="1.5cm" svg:x="47.25cm" svg:y="13.4cm">
          <draw:text-box>
            <text:p text:style-name="P2"><text:span text:style-name="T8">Изменение данных</text:span></text:p>
          </draw:text-box>
        </draw:frame>
        <draw:frame draw:style-name="gr29" draw:text-style-name="P1" draw:layer="layout" svg:width="2.3cm" svg:height="1.3cm" svg:x="47.2cm" svg:y="19.4cm">
          <draw:text-box>
            <text:p text:style-name="P2"><text:span text:style-name="T8">Выход из аккаунта</text:span></text:p>
          </draw:text-box>
        </draw:frame>
        <draw:frame draw:style-name="gr26" draw:text-style-name="P1" draw:layer="layout" svg:width="1.9cm" svg:height="1.5cm" svg:x="29.35cm" svg:y="31.6cm">
          <draw:text-box>
            <text:p text:style-name="P2"><text:span text:style-name="T8">Выход из аккаунта</text:span></text:p>
          </draw:text-box>
        </draw:frame>
        <draw:line draw:style-name="gr10" draw:text-style-name="P1" draw:layer="layout" svg:x1="31.5cm" svg:y1="8.9cm" svg:x2="29.3cm" svg:y2="8.9cm">
          <text:p/>
        </draw:line>
        <draw:polyline draw:style-name="gr10" draw:text-style-name="P1" draw:layer="layout" svg:width="0cm" svg:height="26.569cm" svg:x="29.3cm" svg:y="6.45cm" svg:viewBox="0 0 0 26570" draw:points="0,0 0,13285 0,26570">
          <text:p/>
        </draw:polyline>
        <draw:line draw:style-name="gr10" draw:text-style-name="P1" draw:layer="layout" svg:x1="65.313cm" svg:y1="10.4cm" svg:x2="74.219cm" svg:y2="10.4cm">
          <text:p/>
        </draw:line>
        <draw:polyline draw:style-name="gr10" draw:text-style-name="P1" draw:layer="layout" svg:width="0.125cm" svg:height="3cm" svg:x="69.625cm" svg:y="10.4cm" svg:viewBox="0 0 126 3001" draw:points="0,0 126,0 126,3001">
          <text:p/>
        </draw:polyline>
        <draw:frame draw:style-name="gr20" draw:text-style-name="P1" draw:layer="layout" svg:width="2cm" svg:height="0.5cm" svg:x="66.8cm" svg:y="56.9cm">
          <draw:text-box>
            <text:p text:style-name="P4"><text:span text:style-name="T6">Козлов</text:span></text:p>
          </draw:text-box>
        </draw:frame>
        <draw:frame draw:style-name="gr20" draw:text-style-name="P1" draw:layer="layout" svg:width="2.25cm" svg:height="0.5cm" svg:x="66.75cm" svg:y="58.4cm">
          <draw:text-box>
            <text:p text:style-name="P4"><text:span text:style-name="T6">Козлов</text:span></text:p>
          </draw:text-box>
        </draw:frame>
        <draw:g draw:style-name="gr8">
          <draw:g draw:style-name="gr1">
            <draw:path draw:style-name="gr9" draw:text-style-name="P3" draw:layer="layout" svg:width="0.9cm" svg:height="0.9cm" svg:x="10.8cm" svg:y="41.45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  <text:p/>
            </draw:path>
            <draw:path draw:style-name="gr10" draw:text-style-name="P1" draw:layer="layout" svg:width="0.9cm" svg:height="0.9cm" svg:x="10.8cm" svg:y="41.45cm" svg:viewBox="0 0 901 901" svg:d="M0 451c0-79 21-157 60-225 40-69 97-126 165-165 69-40 146-61 226-61 79 0 156 21 225 61 68 39 125 96 165 165 39 68 60 146 60 225s-21 157-60 225c-40 69-97 126-165 165-69 40-146 60-225 60-80 0-157-20-226-60-68-39-125-96-165-165-39-68-60-146-60-225z">
              <text:p/>
            </draw:path>
          </draw:g>
          <draw:frame draw:style-name="gr18" draw:text-style-name="P1" draw:layer="layout" svg:width="0.9cm" svg:height="0.9cm" svg:x="10.8cm" svg:y="41.45cm">
            <draw:text-box>
              <text:p text:style-name="P2"><text:span text:style-name="T4">2</text:span></text:p>
            </draw:text-box>
          </draw:frame>
        </draw:g>
        <draw:line draw:style-name="gr10" draw:text-style-name="P1" draw:layer="layout" svg:x1="11.25cm" svg:y1="37.4cm" svg:x2="11.25cm" svg:y2="41.44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9T00:05:35.012067193</dc:date>
    <meta:creation-date>2023-06-05T15:10:52Z</meta:creation-date>
    <meta:generator>LibreOffice/25.2.3.2$Linux_X86_64 LibreOffice_project/bbb074479178df812d175f709636b368952c2ce3</meta:generator>
    <meta:editing-duration>PT9M18S</meta:editing-duration>
    <meta:editing-cycles>16</meta:editing-cycles>
    <meta:document-statistic meta:object-count="385"/>
  </office:meta>
</office:document-meta>
</file>